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8pt" officeooo:rsid="000550fa" officeooo:paragraph-rsid="000550fa" style:font-size-asian="18pt" style:font-size-complex="18pt"/>
    </style:style>
    <style:style style:name="T1" style:family="text">
      <style:text-properties officeooo:rsid="0006f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ettracerについて</text:p>
      <text:p text:style-name="P1"/>
      <text:p text:style-name="P2">packettracerとは簡単に言うと、ネットワークのエミュレーターだということが分かりました。動画ではネットサーバーの構築をしていました。実際にサーバーを構築する前に一度このアプリケーションで確認するなどの方法で使えると思いました。また、手軽に構築できるので、ネットワークの学習や練習に最適だと感じまし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0:17:06.707503503</meta:creation-date>
    <meta:editing-duration>PT2M34S</meta:editing-duration>
    <meta:editing-cycles>2</meta:editing-cycles>
    <meta:generator>LibreOffice/6.1.5.2$Linux_X86_64 LibreOffice_project/10$Build-2</meta:generator>
    <dc:date>2020-12-15T10:19:38.220831108</dc:date>
    <meta:document-statistic meta:table-count="0" meta:image-count="0" meta:object-count="0" meta:page-count="1" meta:paragraph-count="2" meta:word-count="149" meta:character-count="171" meta:non-whitespace-character-count="171"/>
  </office:meta>
</office:document-meta>
</file>